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f27" officeooo:paragraph-rsid="001a6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каткткп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17:58:14.873836681</meta:creation-date>
    <dc:date>2022-08-17T17:58:33.661967165</dc:date>
    <meta:editing-duration>PT1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9" meta:non-whitespace-character-count="9"/>
  </office:meta>
</office:document-meta>
</file>